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TE1C28908t00" svg:font-family="TTE1C28908t0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Calibri"/>
    </style:style>
    <style:style style:name="P4" style:family="paragraph" style:parent-style-name="Standard">
      <style:paragraph-properties fo:text-align="justify" style:justify-single-word="false"/>
      <style:text-properties style:font-name="Calibri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alibri"/>
    </style:style>
    <style:style style:name="P6" style:family="paragraph" style:parent-style-name="Standard" style:list-style-name="L2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/>
      </style:paragraph-properties>
      <style:text-properties fo:color="#000000" style:font-name="Calibri" fo:font-size="12pt" fo:font-style="normal" style:text-underline-style="none" fo:font-weight="normal" style:font-name-asian="TTE1C28908t00" style:font-size-asian="12pt" style:font-style-asian="normal" style:font-weight-asian="normal" style:font-name-complex="TTE1C28908t00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margin-top="0cm" fo:margin-bottom="0cm" fo:text-align="start" style:justify-single-word="false" style:text-autospace="none"/>
      <style:text-properties fo:color="#000000" style:font-name="Calibri" fo:font-size="12pt" fo:font-style="normal" style:text-underline-style="none" fo:font-weight="normal" style:font-name-asian="TTE1C28908t00" style:font-size-asian="12pt" style:font-style-asian="normal" style:font-weight-asian="normal" style:font-name-complex="TTE1C28908t00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Lors du dernier Conseil Municipal, les décisions suivantes ont été adoptées :</text:p>
      <text:p text:style-name="P1"/>
      <text:list xml:id="list34485111" text:style-name="L1">
        <text:list-item>
          <text:list>
            <text:list-item>
              <text:p text:style-name="P7">achat d'un terrain dans le centre bourg</text:p>
            </text:list-item>
            <text:list-item>
              <text:p text:style-name="P7">décision modificative n° sur le budget assainissement</text:p>
            </text:list-item>
            <text:list-item>
              <text:p text:style-name="P7">délibération sur la fréquence d'allumage de l'éclairage public</text:p>
            </text:list-item>
            <text:list-item>
              <text:p text:style-name="P7">mise en place de la taxe d'aménagement</text:p>
            </text:list-item>
            <text:list-item>
              <text:p text:style-name="P7">transfert de l'actif et du passif de l'association foncière au profit de la commune</text:p>
            </text:list-item>
          </text:list>
        </text:list-item>
      </text:list>
      <text:p text:style-name="P1"/>
      <text:p text:style-name="P1"/>
      <text:p text:style-name="P2">LA PROCHAINE SEANCE DE CONSEIL SE DEROULERA LE MARDI 13 D2CEMBRE 2011 A 18H00 SALLE DE LA MAIRIE.</text:p>
      <text:list xml:id="list34478511" text:style-name="L2">
        <text:list-item>
          <text:list>
            <text:list-header>
              <text:p text:style-name="P6"/>
              <text:p text:style-name="P6"/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TE1C28908t00" svg:font-family="TTE1C28908t0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PTE-RENDU</dc:title>
    <meta:initial-creator>MAIRIE DE MONTREUIL</meta:initial-creator>
    <meta:creation-date>2008-05-19T15:17:00</meta:creation-date>
    <dc:creator>Isabelle Derouet</dc:creator>
    <dc:date>2011-11-28T14:42:33.53</dc:date>
    <meta:print-date>2010-11-19T15:23:22.78</meta:print-date>
    <meta:editing-cycles>15</meta:editing-cycles>
    <meta:editing-duration>PT01H57M40S</meta:editing-duration>
    <meta:generator>OpenOffice.org/3.2$Win32 OpenOffice.org_project/320m18$Build-9502</meta:generator>
    <meta:printed-by>Isabelle Derouet</meta:printed-by>
    <meta:document-statistic meta:table-count="0" meta:image-count="0" meta:object-count="0" meta:page-count="1" meta:paragraph-count="7" meta:word-count="78" meta:character-count="454"/>
  </office:meta>
</office:document-meta>
</file>